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3.72cm" fo:min-width="3.4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3cm" svg:stroke-color="#000000" draw:fill="none" draw:fill-color="#ffffff" fo:min-height="0.52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498cm" fo:min-width="0.74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64cm" fo:min-width="0.744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498cm" fo:min-width="0.46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fill="none" fo:min-height="0.955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03cm" svg:stroke-color="#000000" draw:fill="none" draw:fill-color="#ffffff" fo:min-height="0.713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000000" draw:fill="none" fo:min-height="0.358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end="Arrow" draw:marker-end-width="0.09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svg:stroke-color="#000000" draw:fill="none" fo:min-height="1.29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tyle="normal" style:font-style-asian="normal" style:font-style-complex="normal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0.2cm" svg:y="1.1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svg:x="7.7cm" svg:y="1.13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23cm" svg:height="0.992cm" svg:x="0.977cm" svg:y="0.137cm">
          <draw:text-box>
            <text:p>SRV</text:p>
          </draw:text-box>
        </draw:frame>
        <draw:frame draw:style-name="gr3" draw:text-style-name="P2" draw:layer="layout" svg:width="1.6cm" svg:height="0.992cm" svg:x="8.6cm" svg:y="0.137cm">
          <draw:text-box>
            <text:p text:style-name="P2"><text:span text:style-name="T1">CLI</text:span></text:p>
          </draw:text-box>
        </draw:frame>
        <draw:custom-shape draw:style-name="gr4" draw:text-style-name="P1" draw:layer="layout" svg:width="1.8cm" svg:height="1.1cm" svg:x="0.4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8cm" svg:height="1.3cm" svg:x="2.2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1cm" svg:x="0.6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45cm" svg:height="0.917cm" svg:x="0.355cm" svg:y="1.22cm">
          <draw:text-box>
            <text:p><text:span text:style-name="T2">Bibliothek 1</text:span></text:p>
            <text:p><text:span text:style-name="T2">Dataprovider</text:span></text:p>
          </draw:text-box>
        </draw:frame>
        <draw:frame draw:style-name="gr7" draw:text-style-name="P1" draw:layer="layout" svg:width="2.201cm" svg:height="1.235cm" svg:x="2.199cm" svg:y="2.137cm">
          <draw:text-box>
            <text:p text:style-name="P1"><text:span text:style-name="T2">Bibliothek 2</text:span></text:p>
            <text:p text:style-name="P1"><text:span text:style-name="T2">Dataprovider</text:span></text:p>
          </draw:text-box>
        </draw:frame>
        <draw:custom-shape draw:style-name="gr8" draw:text-style-name="P1" draw:layer="layout" svg:width="0.2cm" svg:height="0.2cm" svg:x="0.7cm" svg:y="2.3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1.2cm" svg:y="2.1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1.3cm" svg:y="2.6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0.2cm" svg:height="0.2cm" svg:x="1.7cm" svg:y="2.3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2.6cm" svg:y="3.1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3.2cm" svg:y="3.3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cm" svg:height="0.2cm" svg:x="2.7cm" svg:y="3.6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0.2cm" svg:height="0.2cm" svg:x="3.3cm" svg:y="3.73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531cm" svg:height="1.705cm" svg:x="7.669cm" svg:y="1.537cm">
          <draw:text-box>
            <text:p text:style-name="P4"><text:span text:style-name="T3">Dataset_</text:span></text:p>
            <text:p text:style-name="P4"><text:span text:style-name="T3"><text:tab/></text:span><text:span text:style-name="T3">open</text:span></text:p>
            <text:p text:style-name="P4"><text:span text:style-name="T3"><text:tab/></text:span><text:span text:style-name="T3">cmd</text:span></text:p>
            <text:p text:style-name="P4"><text:span text:style-name="T3"><text:tab/></text:span><text:span text:style-name="T3">close</text:span></text:p>
          </draw:text-box>
        </draw:frame>
        <draw:frame draw:style-name="gr2" draw:text-style-name="P4" draw:layer="layout" svg:width="2.531cm" svg:height="1.705cm" svg:x="7.642cm" svg:y="3.537cm">
          <draw:text-box>
            <text:p text:style-name="P4"><text:span text:style-name="T3">Dataset_</text:span></text:p>
            <text:p text:style-name="P4"><text:span text:style-name="T3"><text:tab/></text:span><text:span text:style-name="T3">open</text:span></text:p>
            <text:p text:style-name="P4"><text:span text:style-name="T3"><text:tab/></text:span><text:span text:style-name="T3">cmd</text:span></text:p>
            <text:p text:style-name="P4"><text:span text:style-name="T3"><text:tab/></text:span><text:span text:style-name="T3">close</text:span></text:p>
          </draw:text-box>
        </draw:frame>
        <draw:frame draw:style-name="gr9" draw:text-style-name="P4" draw:layer="layout" svg:width="4.3cm" svg:height="0.993cm" svg:x="7.6cm" svg:y="1.037cm">
          <draw:text-box>
            <text:p text:style-name="P4"><text:span text:style-name="T3">* url zu server + dataprov</text:span></text:p>
          </draw:text-box>
        </draw:frame>
        <draw:frame draw:style-name="gr10" draw:text-style-name="P4" draw:layer="layout" svg:width="3.889cm" svg:height="0.638cm" svg:x="7.611cm" svg:y="3.237cm">
          <draw:text-box>
            <text:p text:style-name="P4"><text:span text:style-name="T3">* anderer dataprov</text:span></text:p>
          </draw:text-box>
        </draw:frame>
        <draw:connector draw:style-name="gr11" draw:text-style-name="P1" draw:layer="layout" draw:type="curve" draw:line-skew="-0.422cm" svg:x1="7.875cm" svg:y1="1.793cm" svg:x2="1.8cm" svg:y2="2.337cm" draw:end-shape="id1" draw:end-glue-point="0" svg:d="M7875 1793c0-610-6075-882-6075 544" svg:viewBox="0 0 6076 1040">
          <text:p/>
        </draw:connector>
        <draw:connector draw:style-name="gr11" draw:text-style-name="P1" draw:layer="layout" draw:type="curve" draw:line-skew="0.271cm" svg:x1="8.218cm" svg:y1="4.107cm" svg:x2="3.4cm" svg:y2="3.937cm" draw:end-shape="id2" draw:end-glue-point="2" svg:d="M8218 4107c0 924-4818 1009-4818-170" svg:viewBox="0 0 4819 875">
          <text:p/>
        </draw:connector>
        <draw:frame draw:style-name="gr2" draw:text-style-name="P5" draw:layer="layout" svg:width="2.069cm" svg:height="1.145cm" svg:x="0.2cm" svg:y="5.137cm">
          <draw:text-box>
            <text:p text:style-name="P5"><text:span text:style-name="T4">dataprov</text:span></text:p>
            <text:p text:style-name="P5"><text:span text:style-name="T4">nodeport</text:span></text:p>
          </draw:text-box>
        </draw:frame>
        <draw:frame draw:style-name="gr12" draw:text-style-name="P5" draw:layer="layout" svg:width="3.8cm" svg:height="1.577cm" svg:x="7.7cm" svg:y="5.123cm">
          <draw:text-box>
            <text:p text:style-name="P5"><text:span text:style-name="T4">dataset_open(ur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12:31:57.628317022</meta:creation-date>
    <dc:date>2016-08-10T12:56:50.762949324</dc:date>
    <meta:editing-duration>PT9M40S</meta:editing-duration>
    <meta:editing-cycles>3</meta:editing-cycles>
    <meta:generator>LibreOffice/4.3.3.2$Linux_X86_64 LibreOffice_project/430m0$Build-2</meta:generator>
    <meta:document-statistic meta:object-count="25"/>
  </office:meta>
</office:document-meta>
</file>